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a7f7" officeooo:paragraph-rsid="0005a7f7"/>
    </style:style>
    <style:style style:name="P2" style:family="paragraph" style:parent-style-name="Standard">
      <style:paragraph-properties fo:text-align="start" style:justify-single-word="false"/>
      <style:text-properties officeooo:rsid="0005a7f7" officeooo:paragraph-rsid="0005a7f7"/>
    </style:style>
    <style:style style:name="P3" style:family="paragraph" style:parent-style-name="Standard">
      <style:text-properties officeooo:rsid="00076009" officeooo:paragraph-rsid="00076009"/>
    </style:style>
    <style:style style:name="P4" style:family="paragraph" style:parent-style-name="Standard">
      <style:text-properties officeooo:rsid="000aa55e" officeooo:paragraph-rsid="000aa55e"/>
    </style:style>
    <style:style style:name="T1" style:family="text">
      <style:text-properties officeooo:rsid="0007f286"/>
    </style:style>
    <style:style style:name="T2" style:family="text">
      <style:text-properties officeooo:rsid="0008c9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c Tac Toe (improving the experience)</text:p>
      <text:p text:style-name="P1"/>
      <text:p text:style-name="P1">Utilizing classes:</text:p>
      <text:p text:style-name="P1">Tic Tac Toe class: would be the overarching class for the game</text:p>
      <text:p text:style-name="P1"/>
      <text:p text:style-name="P2">Player class: would be the interface between the game and the user. <text:s/>This may also include the x or 0 marks.</text:p>
      <text:p text:style-name="P2"><text:tab/><text:span text:style-name="T1">Attributes of the Player can be the Name and then the Mark (x or o)</text:span></text:p>
      <text:p text:style-name="P1"/>
      <text:p text:style-name="P1"><text:tab/><text:span text:style-name="T2">may be make the Player a struct just to hold data like the name and the mark.</text:span></text:p>
      <text:p text:style-name="P1"><text:tab/><text:span text:style-name="T2">Example: Player = Struct.new(:name, :mark)</text:span></text:p>
      <text:p text:style-name="P1"><text:tab/><text:tab/><text:span text:style-name="T2">new_player = Player.new(“Hector”, “X”)</text:span></text:p>
      <text:p text:style-name="P1"/>
      <text:p text:style-name="P1">Boxes class: would be the locations that the player can move to</text:p>
      <text:p text:style-name="P1"/>
      <text:p text:style-name="P3">Make Player and Boxes attributes of the game Tic Tac Toe. <text:s/>Use attr_assessor to provide the read and write for those attributes.</text:p>
      <text:p text:style-name="P3"/>
      <text:p text:style-name="P4">Use Pstore and databases concept to make the locations where the player can move more scalable. This can potentially make the game more scalable if in the future want to make more than 9 locations to move.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0T08:18:11.622306824</meta:creation-date>
    <dc:date>2015-04-29T04:37:28.460283788</dc:date>
    <meta:editing-duration>PT43M49S</meta:editing-duration>
    <meta:editing-cycles>5</meta:editing-cycles>
    <meta:generator>LibreOffice/4.2.7.2$Linux_x86 LibreOffice_project/420m0$Build-2</meta:generator>
    <meta:document-statistic meta:table-count="0" meta:image-count="0" meta:object-count="0" meta:page-count="1" meta:paragraph-count="11" meta:word-count="153" meta:character-count="852" meta:non-whitespace-character-count="702"/>
  </office:meta>
</office:document-meta>
</file>